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Symbol" svg:font-family="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use-window-font-color="true" style:font-name="Times New Roman1" fo:font-size="12pt" fo:font-weight="bold" fo:background-color="transparent" style:font-name-asian="Times New Roman1" style:font-name-complex="Times New Roman1"/>
    </style:style>
    <style:style style:name="P2" style:family="paragraph" style:parent-style-name="Standard">
      <style:paragraph-properties fo:line-height="100%" fo:text-align="center" style:justify-single-word="false"/>
      <style:text-properties style:use-window-font-color="true" style:font-name="Calibri" fo:font-size="11pt" fo:font-weight="normal" fo:background-color="transparent" style:font-name-asian="Calibri" style:font-name-complex="Calibri"/>
    </style:style>
    <style:style style:name="P3"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margin-left="-0.635cm" fo:margin-right="0cm" fo:line-height="100%" fo:text-align="start" style:justify-single-word="false" fo:text-indent="0.635cm" style:auto-text-indent="false"/>
    </style:style>
    <style:style style:name="P7" style:family="paragraph" style:parent-style-name="Standard" style:list-style-name="L2">
      <style:paragraph-properties fo:margin-left="-0.635cm" fo:margin-right="0cm" fo:line-height="100%" fo:text-align="start" style:justify-single-word="false" fo:text-indent="0.635cm" style:auto-text-indent="false"/>
    </style:style>
    <style:style style:name="P8" style:family="paragraph" style:parent-style-name="Standard" style:list-style-name="L4">
      <style:paragraph-properties fo:margin-left="-0.635cm" fo:margin-right="0cm" fo:line-height="100%" fo:text-align="start" style:justify-single-word="false" fo:text-indent="0.635cm" style:auto-text-indent="false"/>
    </style:style>
    <style:style style:name="P9" style:family="paragraph" style:parent-style-name="Standard" style:list-style-name="L5">
      <style:paragraph-properties fo:margin-left="-0.635cm" fo:margin-right="0cm" fo:line-height="100%" fo:text-align="start" style:justify-single-word="false" fo:text-indent="0.635cm" style:auto-text-indent="false"/>
    </style:style>
    <style:style style:name="P10" style:family="paragraph" style:parent-style-name="Standard" style:list-style-name="L2">
      <style:paragraph-properties fo:margin-left="-0.635cm" fo:margin-right="0cm" fo:line-height="100%" fo:text-align="start" style:justify-single-word="false" fo:text-indent="0.635cm" style:auto-text-indent="false"/>
      <style:text-properties fo:color="#999999" style:font-name="Times New Roman1" fo:font-size="12pt" fo:font-weight="normal" fo:background-color="transparent" style:font-name-asian="Times New Roman1" style:font-name-complex="Times New Roman1"/>
    </style:style>
    <style:style style:name="P11"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1" fo:font-size="12pt" fo:font-weight="normal" fo:background-color="transparent" style:font-name-asian="Times New Roman1" style:font-name-complex="Times New Roman1"/>
    </style:style>
    <style:style style:name="P12"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1" fo:font-size="12pt" fo:font-weight="normal" fo:background-color="transparent" style:font-name-asian="Times New Roman1" style:font-name-complex="Times New Roman1"/>
    </style:style>
    <style:style style:name="P13" style:family="paragraph" style:parent-style-name="Standard">
      <style:paragraph-properties fo:margin-left="-0.635cm" fo:margin-right="0cm" fo:line-height="100%" fo:text-align="center" style:justify-single-word="false" fo:text-indent="0.635cm" style:auto-text-indent="false"/>
      <style:text-properties fo:font-weight="bold" style:font-weight-asian="bold" style:font-weight-complex="bold"/>
    </style:style>
    <style:style style:name="P14" style:family="paragraph" style:parent-style-name="Standard">
      <style:paragraph-properties fo:margin-left="0.053cm" fo:margin-right="0cm" fo:line-height="100%" fo:text-align="start" style:justify-single-word="false" fo:text-indent="-0.026cm" style:auto-text-indent="false">
        <style:tab-stops/>
      </style:paragraph-properties>
    </style:style>
    <style:style style:name="P15" style:family="paragraph" style:parent-style-name="Standard">
      <style:paragraph-properties fo:margin-left="0.053cm" fo:margin-right="0cm" fo:line-height="100%" fo:text-align="center" style:justify-single-word="false" fo:text-indent="-0.026cm" style:auto-text-indent="false">
        <style:tab-stops/>
      </style:paragraph-properties>
      <style:text-properties fo:font-weight="bold" style:font-weight-asian="bold" style:font-weight-complex="bold"/>
    </style:style>
    <style:style style:name="P16" style:family="paragraph" style:parent-style-name="Standard">
      <style:paragraph-properties fo:margin-left="0.026cm" fo:margin-right="0cm" fo:line-height="100%" fo:text-align="start" style:justify-single-word="false" fo:text-indent="0cm" style:auto-text-indent="false">
        <style:tab-stops/>
      </style:paragraph-properties>
    </style:style>
    <style:style style:name="P17" style:family="paragraph" style:parent-style-name="Standard">
      <style:paragraph-properties fo:margin-left="0.026cm" fo:margin-right="0cm" fo:line-height="100%" fo:text-align="center" style:justify-single-word="false" fo:text-indent="0cm" style:auto-text-indent="false">
        <style:tab-stops/>
      </style:paragraph-properties>
      <style:text-properties fo:font-weight="bold" style:font-weight-asian="bold" style:font-weight-complex="bold"/>
    </style:style>
    <style:style style:name="T1" style:family="text">
      <style:text-properties style:use-window-font-color="true" style:font-name="Times New Roman1" fo:font-size="12pt" fo:font-weight="normal" fo:background-color="transparent" style:font-name-asian="Times New Roman1" style:font-name-complex="Times New Roman1"/>
    </style:style>
    <style:style style:name="T2" style:family="text">
      <style:text-properties style:use-window-font-color="true" style:font-name="Times New Roman1" fo:font-size="12pt" fo:font-weight="normal" fo:background-color="#99ff99" style:font-name-asian="Times New Roman1" style:font-name-complex="Times New Roman1"/>
    </style:style>
    <style:style style:name="T3" style:family="text">
      <style:text-properties style:use-window-font-color="true" style:font-name="Times New Roman1" fo:font-size="12pt" fo:font-weight="bold" fo:background-color="transparent" style:font-name-asian="Times New Roman1" style:font-name-complex="Times New Roman1"/>
    </style:style>
    <style:style style:name="T4" style:family="text">
      <style:text-properties style:use-window-font-color="true" style:font-name="Times New Roman1" fo:font-size="12pt" fo:background-color="transparent" style:font-name-asian="Times New Roman1" style:font-name-complex="Times New Roman1"/>
    </style:style>
    <style:style style:name="T5" style:family="text">
      <style:text-properties fo:color="#ff3333" style:font-name="Times New Roman1" fo:font-size="12pt" fo:font-weight="normal" fo:background-color="transparent" style:font-name-asian="Times New Roman1" style:font-name-complex="Times New Roman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zerwacja produktu:</text:p>
      <text:p text:style-name="P2"/>
      <text:p text:style-name="P4"><text:span text:style-name="T1">Użytkownik wybiera produkt którym jest zainteresowany.</text:span></text:p>
      <text:p text:style-name="P3"/>
      <text:p text:style-name="P4"><text:span text:style-name="T1">Na stronie produktu, znajduje się kalendarz, w którym pokazane są:</text:span></text:p>
      <text:list xml:id="list20174036" text:style-name="L2">
        <text:list-item>
          <text:p text:style-name="P7"><text:span text:style-name="T1">dni wolne, które są możliwe do rezerwacji</text:span></text:p>
        </text:list-item>
        <text:list-item>
          <text:p text:style-name="P7"><text:span text:style-name="T2">dni które rezerwujemy</text:span><text:span text:style-name="T1"> (po kliknięciu na dany dzień)</text:span></text:p>
        </text:list-item>
        <text:list-item>
          <text:p text:style-name="P7"><text:span text:style-name="T5">dni zajęte</text:span><text:span text:style-name="T1">, które już zostały zarezerwowane przez innych użytkowników</text:span></text:p>
        </text:list-item>
        <text:list-item>
          <text:p text:style-name="P10">dni nieaktywne</text:p>
        </text:list-item>
      </text:list>
      <text:p text:style-name="P3"/>
      <text:p text:style-name="P3"/>
      <text:p text:style-name="P4"><text:span text:style-name="T1">Użytkownik zaznacza w kalendarzu dni/tygodnie (okres minimalny wyznaczony przez wypożyczającego). Po wybraniu opcji "Wypożycz Teraz" użytkownik zostaje przekierowany do strony która prosi o potwierdzenie transakcji. Po potwierdzeniu transakcji, zaznaczone dni zostają oznaczone w kalendarzu jako zarezerwowane.</text:span></text:p>
      <text:p text:style-name="P3"/>
      <text:p text:style-name="P3"/>
      <text:p text:style-name="P4"><text:span text:style-name="T1">Zarezerwowane oferty pojawiają się na stronie profili użytkowników – obu wypożyczającego i pożyczającego.</text:span></text:p>
      <text:p text:style-name="P3"/>
      <text:p text:style-name="P3"/>
      <text:p text:style-name="P3"/>
      <text:p text:style-name="P5"><text:span text:style-name="T3">Wystawienie przedmiotu do wypożyczenia:</text:span></text:p>
      <text:p text:style-name="P4"><text:span text:style-name="T1">Użytkownik zainteresowany wystawieniem przedmiotu do wypożyczenia, wybiera na stronie głównej opcję "Dodaj ogłoszenie". Do wypełnienia są następujące informacje:</text:span></text:p>
      <text:list xml:id="list20185562" text:style-name="L4">
        <text:list-item>
          <text:p text:style-name="P11">Nazwa przedmiotu</text:p>
        </text:list-item>
        <text:list-item>
          <text:p text:style-name="P8"><text:span text:style-name="T1">Minimalny okres wypożyczenia (dzień/tydzień/miesiąc)</text:span></text:p>
        </text:list-item>
        <text:list-item>
          <text:p text:style-name="P8"><text:span text:style-name="T1">Cena (za okres wypożyczenia)</text:span></text:p>
        </text:list-item>
        <text:list-item>
          <text:p text:style-name="P11">Opis przedmiotu</text:p>
        </text:list-item>
        <text:list-item>
          <text:p text:style-name="P11">Od kiedy – do kiedy</text:p>
        </text:list-item>
        <text:list-item>
          <text:p text:style-name="P8"><text:span text:style-name="T1">Miasto w którym wypożyczamy</text:span></text:p>
        </text:list-item>
        <text:list-item>
          <text:p text:style-name="P8"><text:span text:style-name="T1">Minimalna ocena użytkownika</text:span></text:p>
        </text:list-item>
      </text:list>
      <text:p text:style-name="P3"/>
      <text:p text:style-name="P3"/>
      <text:p text:style-name="P3"/>
      <text:p text:style-name="P4"><text:span text:style-name="T1">Przedmiot znika z listy przedmiotów do wypożyczenia gdy:</text:span></text:p>
      <text:list xml:id="list20185505" text:style-name="L5">
        <text:list-item>
          <text:p text:style-name="P9"><text:span text:style-name="T1">skończył się okres wypożyczenia</text:span></text:p>
        </text:list-item>
        <text:list-item>
          <text:p text:style-name="P9"><text:span text:style-name="T1">gdy nie jest możliwe wypożyczenie na minimalny okres (zostały 4 dni do końca miesiąca, a minimalny okres wypożyczenia to tydzień)</text:span></text:p>
        </text:list-item>
        <text:list-item>
          <text:p text:style-name="P12">admin usunie oferte</text:p>
        </text:list-item>
        <text:list-item>
          <text:p text:style-name="P9"><text:span text:style-name="T1">użytkownik usunie oferte, jeśli jeszcze nikt nie zarezerwował terminu</text:span></text:p>
        </text:list-item>
      </text:list>
      <text:p text:style-name="P6"><text:span text:style-name="T1"/></text:p>
      <text:p text:style-name="P6"><text:span text:style-name="T1"/></text:p>
      <text:p text:style-name="P13"><text:span text:style-name="T4">Zaloguj się:</text:span></text:p>
      <text:p text:style-name="P6"><text:span text:style-name="T1">Użytkownik zarejestrowany loguje się do systemu podając swój login oraz hasło.</text:span></text:p>
      <text:p text:style-name="P6"><text:span text:style-name="T1"/></text:p>
      <text:p text:style-name="P13"><text:span text:style-name="T4">Przejrzyj swoje oferty:</text:span></text:p>
      <text:p text:style-name="P14"><text:span text:style-name="T1">Przejrzeć oferty może tylko użytkownik, który jest zarejestrowany i zalogowany. Przegląda w nich towary, które wystawił do wypożyczenia oraz te, które od kogoś pożyczył. Użytkownik może zatwierdzić wypożyczenie danego towaru, może wystawić ocenę użytkownikowi, któremu wypożyczył towar oraz osobie od której pożyczył dany towar. Może również sprawdzić historię wszystkich wypożyczeń towarów. </text:span></text:p>
      <text:p text:style-name="P15"><text:soft-page-break/><text:span text:style-name="T4">Przejrzyj ofertę:</text:span></text:p>
      <text:p text:style-name="P14"><text:span text:style-name="T1">Zarówno użytkownik zarejestrowany, jak i niezarejestrowany mogą przeglądać aktualną ofertę. Przeglądając ofertę, może posortować je alfabetycznie oraz wg kategorii. Może sprawdzić aktualną ofertę, jej cenę, okres na który właściciel towaru chce go wypożyczyć, nazwę, opis oraz miasto, z którego towar będzie wypożyczony. Można sprawdzić profil osoby wypożyczającej oraz jej ocenę. Tylko użytkownik zalogowany może zgłosić ofertę jako niezgodną z regulaminem. Aby wypożyczyć, czyli złożyć rezerwację towaru, użytkownik musi być zalogowany. W przeciwnym razie wyskoczy błąd "Użytkownik niezalogowany". W tym miejscu administrator serwisu może ofertę również usunąć z powodu zgłoszenia go jako oferty niezgodnej z regulaminem. </text:span></text:p>
      <text:p text:style-name="P14"><text:span text:style-name="T1"/></text:p>
      <text:p text:style-name="P15"><text:span text:style-name="T4">Przejrzyj listę ofert zgłoszonych jako niezgodne z regulaminem:</text:span></text:p>
      <text:p text:style-name="P14"><text:span text:style-name="T1">Administrator może sprawdzić zgłoszone przez użytkowników oferty niezgodne z regulaminem.</text:span></text:p>
      <text:p text:style-name="P14"><text:span text:style-name="T1"/></text:p>
      <text:p text:style-name="P15"><text:span text:style-name="T4">Zmień oceny wystawione przez użytkownika:</text:span></text:p>
      <text:p text:style-name="P16"><text:span text:style-name="T1">Administrator serwisu może zmienić oceny wystawione przez użytkowników innym użytkownikom , gdy obu użytkowników zgłosi się do administratora w taką prośbą.</text:span></text:p>
      <text:p text:style-name="P16"><text:span text:style-name="T1"/></text:p>
      <text:p text:style-name="P17"><text:span text:style-name="T4">Przejrzyj konto użytkownika:</text:span></text:p>
      <text:p text:style-name="P16"><text:span text:style-name="T1">Jest to opcja dostępna tylko dla administratora systemu. Administrator może przejrzeć wszystkie dane użytkownika, ma możliwość zablokowania użytkownika oraz jego odblokowan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Symbol" svg:font-family="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7M27S</meta:editing-duration>
    <meta:editing-cycles>27</meta:editing-cycles>
    <meta:generator>OpenOffice.org/3.3$Win32 OpenOffice.org_project/330m20$Build-9567</meta:generator>
    <dc:date>2014-10-26T00:28:38.67</dc:date>
    <dc:creator>Admin haus</dc:creator>
    <meta:document-statistic meta:table-count="0" meta:image-count="0" meta:object-count="0" meta:page-count="2" meta:paragraph-count="35" meta:word-count="430" meta:character-count="3232"/>
    <meta:user-defined meta:name="Info 1"/>
    <meta:user-defined meta:name="Info 2"/>
    <meta:user-defined meta:name="Info 3"/>
    <meta:user-defined meta:name="Info 4"/>
  </office:meta>
</office:document-meta>
</file>